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gradient" draw:fill-gradient-name="Gradient_20_5" draw:gradient-step-count="64" draw:textarea-horizontal-align="justify" draw:textarea-vertical-align="middle" draw:auto-grow-height="false" fo:min-height="0.146cm" fo:min-width="6.217cm"/>
    </style:style>
    <style:style style:name="gr2" style:family="graphic" style:parent-style-name="standard">
      <style:graphic-properties draw:stroke="none" svg:stroke-color="#3465a4" draw:fill="gradient" draw:fill-gradient-name="Gradient_20_7" draw:gradient-step-count="64" draw:textarea-horizontal-align="justify" draw:textarea-vertical-align="middle" draw:auto-grow-height="false" fo:min-height="0.146cm" fo:min-width="6.217cm"/>
    </style:style>
    <style:style style:name="gr3" style:family="graphic" style:parent-style-name="standard">
      <style:graphic-properties draw:stroke="none" svg:stroke-color="#3465a4" draw:fill="gradient" draw:fill-gradient-name="Gradient_20_10" draw:gradient-step-count="64" draw:textarea-horizontal-align="justify" draw:textarea-vertical-align="middle" draw:auto-grow-height="false" fo:min-height="0.146cm" fo:min-width="3.246cm"/>
    </style:style>
    <style:style style:name="gr4" style:family="graphic" style:parent-style-name="standard">
      <style:graphic-properties draw:stroke="none" svg:stroke-color="#000000" draw:fill="none" draw:fill-color="#ffffff" fo:min-height="2.94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163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99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11" style:family="graphic" style:parent-style-name="objectwithoutfill">
      <style:graphic-properties svg:stroke-width="0.051cm" svg:stroke-color="#f10d0c" draw:marker-start-width="0.279cm" draw:marker-end="Arrow" draw:marker-end-width="0.381cm" svg:stroke-opacity="30%" draw:fill="solid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solid" draw:fill-color="#ffa6a6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571cm"/>
      <style:paragraph-properties style:writing-mode="lr-tb"/>
    </style:style>
    <style:style style:name="P1" style:family="paragraph">
      <loext:graphic-properties draw:fill="gradient" draw:fill-gradient-name="Gradient_20_5" draw:gradient-step-count="64"/>
      <style:paragraph-properties fo:text-align="center"/>
    </style:style>
    <style:style style:name="P2" style:family="paragraph">
      <loext:graphic-properties draw:fill="gradient" draw:fill-gradient-name="Gradient_20_7" draw:gradient-step-count="64"/>
      <style:paragraph-properties fo:text-align="center"/>
    </style:style>
    <style:style style:name="P3" style:family="paragraph">
      <loext:graphic-properties draw:fill="gradient" draw:fill-gradient-name="Gradient_20_10" draw:gradient-step-count="64"/>
      <style:paragraph-properties fo:text-align="center"/>
    </style:style>
    <style:style style:name="P4" style:family="paragraph"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style:font-name="DejaVu Sans" fo:font-size="18pt" style:font-size-asian="18pt" style:font-size-complex="18pt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333333" style:font-name="DejaVu Sans" fo:font-size="10.5pt" style:font-size-asian="10.5pt" style:font-size-complex="10.5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 style:writing-mode="lr-tb"/>
      <style:text-properties fo:color="#333333" style:font-name="DejaVu Sans" fo:font-size="10.5pt" style:font-size-asian="10.5pt" style:font-size-complex="10.5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solid" draw:fill-color="#ffa6a6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fo:color="#ff3838" style:font-name="DejaVu Sans" fo:font-size="10.5pt" fo:text-shadow="none" style:font-size-asian="10.5pt" style:font-size-complex="10.5pt"/>
    </style:style>
    <style:style style:name="T1" style:family="text">
      <style:text-properties style:font-name="DejaVu Sans" fo:font-size="18pt" style:font-size-asian="18pt" style:font-size-complex="18pt"/>
    </style:style>
    <style:style style:name="T2" style:family="text">
      <style:text-properties fo:color="#333333" style:font-name="DejaVu Sans" fo:font-size="10.5pt" style:font-size-asian="10.5pt" style:font-size-complex="10.5pt"/>
    </style:style>
    <style:style style:name="T3" style:family="text">
      <style:text-properties fo:color="#ff3838" style:font-name="DejaVu Sans" fo:font-size="10.5pt" fo:text-shadow="none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12cm" svg:height="0.762cm" svg:x="0.305cm" svg:y="11.764cm">
          <text:p/>
          <draw:enhanced-geometry svg:viewBox="0 0 21600 21600" draw:text-areas="?f7 ?f0 21600 ?f2" draw:type="left-arrow" draw:modifiers="2328.48837209302 5208.91218872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2" draw:layer="layout" svg:width="7.112cm" svg:height="0.762cm" draw:transform="rotate (-3.14159265358979) translate (19.101cm 12.526cm)">
          <text:p/>
          <draw:enhanced-geometry svg:viewBox="0 0 21600 21600" draw:text-areas="?f7 ?f0 21600 ?f2" draw:type="left-arrow" draw:modifiers="2328.48837209302 5208.91218872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3.966cm" svg:height="0.762cm" draw:transform="rotate (-1.5707963267949) translate (10.211cm 0.305cm)">
          <text:p/>
          <draw:enhanced-geometry svg:viewBox="0 0 21600 21600" draw:text-areas="?f7 ?f0 21600 ?f2" draw:type="left-arrow" draw:modifiers="2328.48837209302 5208.912188728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5" draw:layer="layout" svg:width="7.112cm" svg:height="3.199cm" svg:x="10.846cm" svg:y="0.715cm">
          <draw:text-box>
            <text:p text:style-name="P4"><text:span text:style-name="T1">Quantity of linguistic information used during training</text:span></text:p>
          </draw:text-box>
        </draw:frame>
        <draw:frame draw:style-name="gr5" draw:text-style-name="P5" draw:layer="layout" svg:width="4.572cm" svg:height="2.413cm" svg:x="15.672cm" svg:y="13.034cm">
          <draw:text-box>
            <text:p><text:span text:style-name="T1">Large models</text:span></text:p>
          </draw:text-box>
        </draw:frame>
        <draw:frame draw:style-name="gr5" draw:text-style-name="P5" draw:layer="layout" svg:width="4.572cm" svg:height="2.413cm" svg:x="0.813cm" svg:y="13.034cm">
          <draw:text-box>
            <text:p><text:span text:style-name="T1">Small models</text:span></text:p>
          </draw:text-box>
        </draw:frame>
        <draw:custom-shape draw:style-name="gr6" draw:text-style-name="P6" draw:layer="layout" svg:width="0.254cm" svg:height="0.254cm" svg:x="4.115cm" svg:y="10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7" draw:layer="layout" svg:width="6.096cm" svg:height="1.243cm" svg:x="2.083cm" svg:y="10.748cm">
          <draw:text-box>
            <text:p><text:span text:style-name="T2">Collobert &amp; Weston, 2008</text:span></text:p>
          </draw:text-box>
        </draw:frame>
        <draw:custom-shape draw:style-name="gr6" draw:text-style-name="P6" draw:layer="layout" svg:width="0.254cm" svg:height="0.254cm" svg:x="4.977cm" svg:y="9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5.461cm" svg:height="0.725cm" svg:x="2.845cm" svg:y="9.388cm">
          <draw:text-box>
            <text:p><text:span text:style-name="T2">Collobert et al., 2011</text:span></text:p>
          </draw:text-box>
        </draw:frame>
        <draw:custom-shape draw:style-name="gr6" draw:text-style-name="P6" draw:layer="layout" svg:width="0.254cm" svg:height="0.254cm" svg:x="6.404cm" svg:y="8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3.683cm" svg:height="1.115cm" svg:x="4.75cm" svg:y="7.446cm">
          <draw:text-box>
            <text:p text:style-name="P8"><text:span text:style-name="T2">word2vec 2013,</text:span></text:p>
            <text:p text:style-name="P8"><text:span text:style-name="T2">GloVe 2014</text:span></text:p>
          </draw:text-box>
        </draw:frame>
        <draw:custom-shape draw:style-name="gr6" draw:text-style-name="P6" draw:layer="layout" svg:width="0.254cm" svg:height="0.254cm" svg:x="9.198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3.683cm" svg:height="0.683cm" svg:x="7.544cm" svg:y="8.355cm">
          <draw:text-box>
            <text:p text:style-name="P8"><text:span text:style-name="T2">fasttext, 2017</text:span></text:p>
          </draw:text-box>
        </draw:frame>
        <draw:custom-shape draw:style-name="gr6" draw:text-style-name="P6" draw:layer="layout" svg:width="0.254cm" svg:height="0.254cm" svg:x="15.675cm" svg:y="4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3.683cm" svg:height="0.683cm" svg:x="14.021cm" svg:y="4.223cm">
          <draw:text-box>
            <text:p text:style-name="P8"><text:span text:style-name="T2">ELMo, 2018</text:span></text:p>
          </draw:text-box>
        </draw:frame>
        <draw:custom-shape draw:style-name="gr6" draw:text-style-name="P6" draw:layer="layout" svg:width="0.254cm" svg:height="0.254cm" svg:x="18.215cm" svg:y="3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9" draw:layer="layout" svg:width="3.683cm" svg:height="0.683cm" svg:x="16.561cm" svg:y="3.207cm">
          <draw:text-box>
            <text:p text:style-name="P8"><text:span text:style-name="T2">BERT, 2019</text:span></text:p>
          </draw:text-box>
        </draw:frame>
        <draw:line draw:style-name="gr11" draw:text-style-name="P10" draw:layer="layout" svg:x1="6.528cm" svg:y1="8.716cm" svg:x2="6.528cm" svg:y2="6.811cm">
          <text:p/>
        </draw:line>
        <draw:custom-shape draw:style-name="gr12" draw:text-style-name="P11" draw:layer="layout" svg:width="0.254cm" svg:height="0.254cm" svg:x="6.401cm" svg:y="6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2" draw:layer="layout" svg:width="4.572cm" svg:height="0.821cm" svg:x="4.369cm" svg:y="5.668cm">
          <draw:text-box>
            <text:p text:style-name="P8"><text:span text:style-name="T3">Retrofitting, 2015</text:span></text:p>
          </draw:text-box>
        </draw:frame>
        <draw:custom-shape draw:style-name="gr6" draw:text-style-name="P6" draw:layer="layout" svg:width="0.254cm" svg:height="0.254cm" svg:x="9.198cm" svg:y="6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4.191cm" svg:height="1.115cm" svg:x="7.544cm" svg:y="6.335cm">
          <draw:text-box>
            <text:p text:style-name="P8"><text:span text:style-name="T2">Yu &amp; Dredze, 2014</text:span></text:p>
          </draw:text-box>
        </draw:frame>
        <draw:custom-shape draw:style-name="gr6" draw:text-style-name="P6" draw:layer="layout" svg:width="0.254cm" svg:height="0.254cm" svg:x="11.357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9" draw:layer="layout" svg:width="5.207cm" svg:height="1.115cm" svg:x="9.068cm" svg:y="5.287cm">
          <draw:text-box>
            <text:p text:style-name="P8"><text:span text:style-name="T2">Sense embeddings, 201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Kalimati" svg:font-family="Kalimati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0" draw:display-name="Gradient 10" draw:style="linear" draw:start-color="#069a2e" draw:end-color="#ffffff" draw:start-intensity="100%" draw:end-intensity="100%" draw:angle="0" draw:border="20%"/>
    <draw:gradient draw:name="Gradient_20_5" draw:display-name="Gradient 5" draw:style="linear" draw:start-color="#2a6099" draw:end-color="#ffffff" draw:start-intensity="100%" draw:end-intensity="100%" draw:angle="900" draw:border="20%"/>
    <draw:gradient draw:name="Gradient_20_7" draw:display-name="Gradient 7" draw:style="linear" draw:start-color="#ff0000" draw:end-color="#ffffff" draw:start-intensity="100%" draw:end-intensity="100%" draw:angle="2700" draw:border="2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Kalimati" style:font-family-complex="Kalimat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939cm" fo:page-height="15.1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0T16:28:09.049285336</meta:creation-date>
    <dc:date>2020-03-14T17:44:07.769248415</dc:date>
    <meta:editing-duration>PT55M29S</meta:editing-duration>
    <meta:editing-cycles>13</meta:editing-cycles>
    <meta:generator>LibreOffice/6.4.1.2$Linux_X86_64 LibreOffice_project/40$Build-2</meta:generator>
    <meta:document-statistic meta:object-count="25"/>
  </office:meta>
</office:document-meta>
</file>